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66486009502475186" text:style-name="L1">
        <text:list-item>
          <text:p text:style-name="P1">#_20190917_090405:tmp</text:p>
        </text:list-item>
        <text:list-item>
          <text:p text:style-name="P1">“step : A : 1”</text:p>
          <text:list>
            <text:list-item>
              <text:p text:style-name="P1">#_20190917_090843:tmp</text:p>
            </text:list-item>
          </text:list>
        </text:list-item>
        <text:list-item>
          <text:p text:style-name="P1">“step : A : 2 <text:s text:c="11"/>clipboard”</text:p>
          <text:list>
            <text:list-item>
              <text:p text:style-name="P1">#_20190917_094226:tmp</text:p>
            </text:list-item>
          </text:list>
        </text:list-item>
        <text:list-item>
          <text:p text:style-name="P1">#_20190917_094525:tmp</text:p>
          <text:list>
            <text:list-item>
              <text:p text:style-name="P1">write to a new fi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17T09:03:16.26</meta:creation-date>
    <dc:date>2019-09-17T10:00:51.80</dc:date>
    <dc:creator>iwabuchi ken</dc:creator>
    <meta:editing-duration>PT51M1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7" meta:word-count="29" meta:character-count="166"/>
  </office:meta>
</office:document-meta>
</file>